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f8df"/>
    </style:style>
    <style:style style:name="P2" style:family="paragraph" style:parent-style-name="Standard">
      <style:text-properties officeooo:rsid="0005fabe" officeooo:paragraph-rsid="001de3e1"/>
    </style:style>
    <style:style style:name="P3" style:family="paragraph" style:parent-style-name="Standard">
      <style:text-properties officeooo:rsid="0005fabe" officeooo:paragraph-rsid="0024408f"/>
    </style:style>
    <style:style style:name="P4" style:family="paragraph" style:parent-style-name="Standard">
      <style:text-properties officeooo:rsid="001de3e1" officeooo:paragraph-rsid="001de3e1"/>
    </style:style>
    <style:style style:name="P5" style:family="paragraph" style:parent-style-name="Standard">
      <style:text-properties officeooo:rsid="0021016a" officeooo:paragraph-rsid="0021016a"/>
    </style:style>
    <style:style style:name="P6" style:family="paragraph" style:parent-style-name="Standard">
      <style:text-properties officeooo:paragraph-rsid="0021016a"/>
    </style:style>
    <style:style style:name="P7" style:family="paragraph" style:parent-style-name="Standard">
      <style:text-properties officeooo:rsid="0026a2e1" officeooo:paragraph-rsid="002704a7"/>
    </style:style>
    <style:style style:name="P8" style:family="paragraph" style:parent-style-name="Standard">
      <style:text-properties officeooo:rsid="0007a2a7" officeooo:paragraph-rsid="002704a7"/>
    </style:style>
    <style:style style:name="P9" style:family="paragraph" style:parent-style-name="Standard">
      <style:text-properties officeooo:rsid="002a1c89" officeooo:paragraph-rsid="002bc2cd"/>
    </style:style>
    <style:style style:name="P10" style:family="paragraph" style:parent-style-name="Standard">
      <style:text-properties officeooo:rsid="002e9874" officeooo:paragraph-rsid="002edeb9"/>
    </style:style>
    <style:style style:name="P11" style:family="paragraph" style:parent-style-name="Standard">
      <style:text-properties officeooo:rsid="00321f1b" officeooo:paragraph-rsid="0033b551"/>
    </style:style>
    <style:style style:name="P12" style:family="paragraph" style:parent-style-name="Standard">
      <style:text-properties officeooo:rsid="0013bc52" officeooo:paragraph-rsid="00366a38"/>
    </style:style>
    <style:style style:name="P13" style:family="paragraph" style:parent-style-name="Standard">
      <style:text-properties officeooo:rsid="0013bc52" officeooo:paragraph-rsid="008a7da6"/>
    </style:style>
    <style:style style:name="P14" style:family="paragraph" style:parent-style-name="Standard">
      <style:text-properties officeooo:paragraph-rsid="00366a38"/>
    </style:style>
    <style:style style:name="P15" style:family="paragraph" style:parent-style-name="Standard">
      <style:text-properties officeooo:rsid="0038a7a4" officeooo:paragraph-rsid="0038a7a4"/>
    </style:style>
    <style:style style:name="P16" style:family="paragraph" style:parent-style-name="Standard">
      <style:text-properties officeooo:rsid="003b4aca" officeooo:paragraph-rsid="003c4071"/>
    </style:style>
    <style:style style:name="P17" style:family="paragraph" style:parent-style-name="Standard">
      <style:text-properties officeooo:rsid="003cbf21" officeooo:paragraph-rsid="003e6ed8"/>
    </style:style>
    <style:style style:name="P18" style:family="paragraph" style:parent-style-name="Standard">
      <style:text-properties officeooo:rsid="0017768d" officeooo:paragraph-rsid="004109a8"/>
    </style:style>
    <style:style style:name="P19" style:family="paragraph" style:parent-style-name="Standard">
      <style:text-properties officeooo:rsid="0017768d" officeooo:paragraph-rsid="0043de7e"/>
    </style:style>
    <style:style style:name="P20" style:family="paragraph" style:parent-style-name="Standard">
      <style:text-properties officeooo:rsid="0017768d" officeooo:paragraph-rsid="0047e480"/>
    </style:style>
    <style:style style:name="P21" style:family="paragraph" style:parent-style-name="Standard">
      <style:text-properties officeooo:paragraph-rsid="0043de7e"/>
    </style:style>
    <style:style style:name="P22" style:family="paragraph" style:parent-style-name="Standard">
      <style:text-properties officeooo:rsid="004d2cfe" officeooo:paragraph-rsid="004e81f1"/>
    </style:style>
    <style:style style:name="P23" style:family="paragraph" style:parent-style-name="Standard">
      <style:text-properties officeooo:rsid="001c6eb3" officeooo:paragraph-rsid="00543686"/>
    </style:style>
    <style:style style:name="P24" style:family="paragraph" style:parent-style-name="Standard">
      <style:text-properties officeooo:rsid="001c6eb3" officeooo:paragraph-rsid="00568330"/>
    </style:style>
    <style:style style:name="P25" style:family="paragraph" style:parent-style-name="Standard">
      <style:text-properties officeooo:rsid="001c6eb3" officeooo:paragraph-rsid="00585e7b"/>
    </style:style>
    <style:style style:name="P26" style:family="paragraph" style:parent-style-name="Standard">
      <style:text-properties officeooo:rsid="001c6eb3" officeooo:paragraph-rsid="005b9aa5"/>
    </style:style>
    <style:style style:name="P27" style:family="paragraph" style:parent-style-name="Standard">
      <style:text-properties officeooo:paragraph-rsid="0052a359"/>
    </style:style>
    <style:style style:name="P28" style:family="paragraph" style:parent-style-name="Standard">
      <style:text-properties officeooo:paragraph-rsid="00568330"/>
    </style:style>
    <style:style style:name="P29" style:family="paragraph" style:parent-style-name="Standard">
      <style:text-properties officeooo:paragraph-rsid="00585e7b"/>
    </style:style>
    <style:style style:name="P30" style:family="paragraph" style:parent-style-name="Standard">
      <style:text-properties officeooo:rsid="001cbe0e" officeooo:paragraph-rsid="005a6917"/>
    </style:style>
    <style:style style:name="P31" style:family="paragraph" style:parent-style-name="Standard">
      <style:text-properties officeooo:rsid="001cbe0e" officeooo:paragraph-rsid="005dfece"/>
    </style:style>
    <style:style style:name="P32" style:family="paragraph" style:parent-style-name="Standard">
      <style:text-properties officeooo:rsid="001cbe0e" officeooo:paragraph-rsid="00617efd"/>
    </style:style>
    <style:style style:name="P33" style:family="paragraph" style:parent-style-name="Standard">
      <style:text-properties officeooo:rsid="001cbe0e" officeooo:paragraph-rsid="0062ad3a"/>
    </style:style>
    <style:style style:name="P34" style:family="paragraph" style:parent-style-name="Standard">
      <style:text-properties officeooo:rsid="001cbe0e" officeooo:paragraph-rsid="0065fa26"/>
    </style:style>
    <style:style style:name="P35" style:family="paragraph" style:parent-style-name="Standard">
      <style:text-properties officeooo:rsid="001cbe0e" officeooo:paragraph-rsid="006952f3"/>
    </style:style>
    <style:style style:name="P36" style:family="paragraph" style:parent-style-name="Standard">
      <style:text-properties officeooo:rsid="001cbe0e" officeooo:paragraph-rsid="008a91fb"/>
    </style:style>
    <style:style style:name="P37" style:family="paragraph" style:parent-style-name="Standard">
      <style:text-properties officeooo:paragraph-rsid="005b9aa5"/>
    </style:style>
    <style:style style:name="P38" style:family="paragraph" style:parent-style-name="Standard">
      <style:text-properties officeooo:rsid="0060afde" officeooo:paragraph-rsid="0060afde"/>
    </style:style>
    <style:style style:name="P39" style:family="paragraph" style:parent-style-name="Standard">
      <style:text-properties officeooo:paragraph-rsid="006952f3"/>
    </style:style>
    <style:style style:name="P40" style:family="paragraph" style:parent-style-name="Standard">
      <style:text-properties officeooo:paragraph-rsid="0065fa26"/>
    </style:style>
    <style:style style:name="P41" style:family="paragraph" style:parent-style-name="Standard">
      <style:text-properties officeooo:paragraph-rsid="00730e7f"/>
    </style:style>
    <style:style style:name="P42" style:family="paragraph" style:parent-style-name="Standard">
      <style:text-properties officeooo:paragraph-rsid="007b2ef6"/>
    </style:style>
    <style:style style:name="P43" style:family="paragraph" style:parent-style-name="Standard">
      <style:text-properties officeooo:rsid="0081e1fa" officeooo:paragraph-rsid="0081e1fa"/>
    </style:style>
    <style:style style:name="P44" style:family="paragraph" style:parent-style-name="Standard">
      <style:text-properties officeooo:rsid="0082783a" officeooo:paragraph-rsid="0082783a"/>
    </style:style>
    <style:style style:name="P45" style:family="paragraph" style:parent-style-name="Standard">
      <style:text-properties officeooo:paragraph-rsid="0082783a"/>
    </style:style>
    <style:style style:name="P46" style:family="paragraph" style:parent-style-name="Standard">
      <style:text-properties officeooo:rsid="0083dd47" officeooo:paragraph-rsid="0083dd47"/>
    </style:style>
    <style:style style:name="P47" style:family="paragraph" style:parent-style-name="Standard">
      <style:text-properties officeooo:rsid="0086f2ca" officeooo:paragraph-rsid="0086f2ca"/>
    </style:style>
    <style:style style:name="P48" style:family="paragraph" style:parent-style-name="Standard">
      <style:text-properties officeooo:rsid="0086f2ca" officeooo:paragraph-rsid="00bc9b1b"/>
    </style:style>
    <style:style style:name="P49" style:family="paragraph" style:parent-style-name="Standard">
      <style:text-properties officeooo:rsid="00874b05" officeooo:paragraph-rsid="00874b05"/>
    </style:style>
    <style:style style:name="P50" style:family="paragraph" style:parent-style-name="Standard">
      <style:text-properties officeooo:rsid="00874b05" officeooo:paragraph-rsid="008a91fb"/>
    </style:style>
    <style:style style:name="P51" style:family="paragraph" style:parent-style-name="Standard">
      <style:text-properties officeooo:rsid="008875ff" officeooo:paragraph-rsid="008875ff"/>
    </style:style>
    <style:style style:name="P52" style:family="paragraph" style:parent-style-name="Standard">
      <style:text-properties officeooo:rsid="008875ff" officeooo:paragraph-rsid="008a7da6"/>
    </style:style>
    <style:style style:name="P53" style:family="paragraph" style:parent-style-name="Standard">
      <style:text-properties officeooo:rsid="008ef00f" officeooo:paragraph-rsid="008ef00f"/>
    </style:style>
    <style:style style:name="P54" style:family="paragraph" style:parent-style-name="Standard">
      <style:text-properties officeooo:rsid="0091e162" officeooo:paragraph-rsid="0091e162"/>
    </style:style>
    <style:style style:name="P55" style:family="paragraph" style:parent-style-name="Standard">
      <style:text-properties officeooo:paragraph-rsid="0091e162"/>
    </style:style>
    <style:style style:name="P56" style:family="paragraph" style:parent-style-name="Standard">
      <style:text-properties officeooo:rsid="0094d223" officeooo:paragraph-rsid="0094d223"/>
    </style:style>
    <style:style style:name="P57" style:family="paragraph" style:parent-style-name="Standard">
      <style:text-properties officeooo:rsid="0095e3e6" officeooo:paragraph-rsid="0095e3e6"/>
    </style:style>
    <style:style style:name="P58" style:family="paragraph" style:parent-style-name="Standard">
      <style:text-properties officeooo:paragraph-rsid="0095e3e6"/>
    </style:style>
    <style:style style:name="P59" style:family="paragraph" style:parent-style-name="Standard">
      <style:text-properties officeooo:rsid="00987a9e" officeooo:paragraph-rsid="00987a9e"/>
    </style:style>
    <style:style style:name="P60" style:family="paragraph" style:parent-style-name="Standard">
      <style:text-properties officeooo:rsid="009b4abb" officeooo:paragraph-rsid="009b4abb"/>
    </style:style>
    <style:style style:name="P61" style:family="paragraph" style:parent-style-name="Standard">
      <style:text-properties officeooo:rsid="00a0f67d" officeooo:paragraph-rsid="00a0f67d"/>
    </style:style>
    <style:style style:name="P62" style:family="paragraph" style:parent-style-name="Standard">
      <style:text-properties officeooo:rsid="00a900e5" officeooo:paragraph-rsid="00a900e5"/>
    </style:style>
    <style:style style:name="P63" style:family="paragraph" style:parent-style-name="Standard">
      <style:text-properties officeooo:rsid="00ab8c88" officeooo:paragraph-rsid="00ab8c88"/>
    </style:style>
    <style:style style:name="P64" style:family="paragraph" style:parent-style-name="Standard">
      <style:text-properties officeooo:rsid="00b2a23b" officeooo:paragraph-rsid="00b2a23b"/>
    </style:style>
    <style:style style:name="P65" style:family="paragraph" style:parent-style-name="Standard">
      <style:text-properties officeooo:rsid="00bade55" officeooo:paragraph-rsid="00bade55"/>
    </style:style>
    <style:style style:name="P66" style:family="paragraph" style:parent-style-name="Standard">
      <style:text-properties officeooo:paragraph-rsid="00bc63aa"/>
    </style:style>
    <style:style style:name="P67" style:family="paragraph" style:parent-style-name="Standard">
      <style:text-properties officeooo:paragraph-rsid="00bc9b1b"/>
    </style:style>
    <style:style style:name="P68" style:family="paragraph" style:parent-style-name="Standard">
      <style:paragraph-properties fo:break-before="page"/>
      <style:text-properties officeooo:rsid="00a0f67d" officeooo:paragraph-rsid="00a0f67d"/>
    </style:style>
    <style:style style:name="T1" style:family="text">
      <style:text-properties officeooo:rsid="000d165a"/>
    </style:style>
    <style:style style:name="T2" style:family="text">
      <style:text-properties officeooo:rsid="000df8df"/>
    </style:style>
    <style:style style:name="T3" style:family="text">
      <style:text-properties officeooo:rsid="0011281d"/>
    </style:style>
    <style:style style:name="T4" style:family="text">
      <style:text-properties officeooo:rsid="00163b96"/>
    </style:style>
    <style:style style:name="T5" style:family="text">
      <style:text-properties officeooo:rsid="001de3e1"/>
    </style:style>
    <style:style style:name="T6" style:family="text">
      <style:text-properties officeooo:rsid="000641e7"/>
    </style:style>
    <style:style style:name="T7" style:family="text">
      <style:text-properties officeooo:rsid="0005fabe"/>
    </style:style>
    <style:style style:name="T8" style:family="text">
      <style:text-properties officeooo:rsid="0016a775"/>
    </style:style>
    <style:style style:name="T9" style:family="text">
      <style:text-properties officeooo:rsid="002240f9"/>
    </style:style>
    <style:style style:name="T10" style:family="text">
      <style:text-properties officeooo:rsid="0021016a"/>
    </style:style>
    <style:style style:name="T11" style:family="text">
      <style:text-properties officeooo:rsid="001a6e7e"/>
    </style:style>
    <style:style style:name="T12" style:family="text">
      <style:text-properties officeooo:rsid="0024408f"/>
    </style:style>
    <style:style style:name="T13" style:family="text">
      <style:text-properties officeooo:rsid="0007a2a7"/>
    </style:style>
    <style:style style:name="T14" style:family="text">
      <style:text-properties officeooo:rsid="001c69c4"/>
    </style:style>
    <style:style style:name="T15" style:family="text">
      <style:text-properties officeooo:rsid="001fe6c4"/>
    </style:style>
    <style:style style:name="T16" style:family="text">
      <style:text-properties officeooo:rsid="00219818"/>
    </style:style>
    <style:style style:name="T17" style:family="text">
      <style:text-properties officeooo:rsid="00225f96"/>
    </style:style>
    <style:style style:name="T18" style:family="text">
      <style:text-properties officeooo:rsid="0013bc52"/>
    </style:style>
    <style:style style:name="T19" style:family="text">
      <style:text-properties officeooo:rsid="0022c2ee"/>
    </style:style>
    <style:style style:name="T20" style:family="text">
      <style:text-properties officeooo:rsid="00161b3e"/>
    </style:style>
    <style:style style:name="T21" style:family="text">
      <style:text-properties officeooo:rsid="00458641"/>
    </style:style>
    <style:style style:name="T22" style:family="text">
      <style:text-properties officeooo:rsid="0017768d"/>
    </style:style>
    <style:style style:name="T23" style:family="text">
      <style:text-properties officeooo:rsid="001a6977"/>
    </style:style>
    <style:style style:name="T24" style:family="text">
      <style:text-properties officeooo:rsid="00282e11"/>
    </style:style>
    <style:style style:name="T25" style:family="text">
      <style:text-properties officeooo:rsid="004f909a"/>
    </style:style>
    <style:style style:name="T26" style:family="text">
      <style:text-properties officeooo:rsid="001c6eb3"/>
    </style:style>
    <style:style style:name="T27" style:family="text">
      <style:text-properties officeooo:rsid="002b945e"/>
    </style:style>
    <style:style style:name="T28" style:family="text">
      <style:text-properties officeooo:rsid="0030cab6"/>
    </style:style>
    <style:style style:name="T29" style:family="text">
      <style:text-properties officeooo:rsid="0059a05e"/>
    </style:style>
    <style:style style:name="T30" style:family="text">
      <style:text-properties officeooo:rsid="005b9aa5"/>
    </style:style>
    <style:style style:name="T31" style:family="text">
      <style:text-properties officeooo:rsid="005cd395"/>
    </style:style>
    <style:style style:name="T32" style:family="text">
      <style:text-properties officeooo:rsid="001cbe0e"/>
    </style:style>
    <style:style style:name="T33" style:family="text">
      <style:text-properties officeooo:rsid="00617efd"/>
    </style:style>
    <style:style style:name="T34" style:family="text">
      <style:text-properties officeooo:rsid="006e0ae0"/>
    </style:style>
    <style:style style:name="T35" style:family="text">
      <style:text-properties officeooo:rsid="00708ad1"/>
    </style:style>
    <style:style style:name="T36" style:family="text">
      <style:text-properties officeooo:rsid="00730e7f"/>
    </style:style>
    <style:style style:name="T37" style:family="text">
      <style:text-properties fo:font-variant="normal" fo:text-transform="none" fo:color="#444444" style:font-name="Inter" fo:font-size="10.5pt" fo:letter-spacing="normal" fo:font-style="normal" fo:font-weight="normal"/>
    </style:style>
    <style:style style:name="T38" style:family="text">
      <style:text-properties fo:font-variant="normal" fo:text-transform="none" fo:color="#444444" fo:letter-spacing="normal" officeooo:rsid="00bc63aa"/>
    </style:style>
    <style:style style:name="T39" style:family="text">
      <style:text-properties officeooo:rsid="007b2ef6"/>
    </style:style>
    <style:style style:name="T40" style:family="text">
      <style:text-properties officeooo:rsid="007f3df2"/>
    </style:style>
    <style:style style:name="T41" style:family="text">
      <style:text-properties officeooo:rsid="0082783a"/>
    </style:style>
    <style:style style:name="T42" style:family="text">
      <style:text-properties officeooo:rsid="0085b0eb"/>
    </style:style>
    <style:style style:name="T43" style:family="text">
      <style:text-properties officeooo:rsid="0086f2ca"/>
    </style:style>
    <style:style style:name="T44" style:family="text">
      <style:text-properties officeooo:rsid="00874b05"/>
    </style:style>
    <style:style style:name="T45" style:family="text">
      <style:text-properties officeooo:rsid="008875ff"/>
    </style:style>
    <style:style style:name="T46" style:family="text">
      <style:text-properties officeooo:rsid="008c3276"/>
    </style:style>
    <style:style style:name="T47" style:family="text">
      <style:text-properties officeooo:rsid="008d1635"/>
    </style:style>
    <style:style style:name="T48" style:family="text">
      <style:text-properties officeooo:rsid="00907e90"/>
    </style:style>
    <style:style style:name="T49" style:family="text">
      <style:text-properties officeooo:rsid="0091e162"/>
    </style:style>
    <style:style style:name="T50" style:family="text">
      <style:text-properties officeooo:rsid="00947c2e"/>
    </style:style>
    <style:style style:name="T51" style:family="text">
      <style:text-properties officeooo:rsid="0094d223"/>
    </style:style>
    <style:style style:name="T52" style:family="text">
      <style:text-properties officeooo:rsid="0095e3e6"/>
    </style:style>
    <style:style style:name="T53" style:family="text">
      <style:text-properties officeooo:rsid="00974eef"/>
    </style:style>
    <style:style style:name="T54" style:family="text">
      <style:text-properties officeooo:rsid="009b4abb"/>
    </style:style>
    <style:style style:name="T55" style:family="text">
      <style:text-properties officeooo:rsid="009c94b5"/>
    </style:style>
    <style:style style:name="T56" style:family="text">
      <style:text-properties officeooo:rsid="00a332ca"/>
    </style:style>
    <style:style style:name="T57" style:family="text">
      <style:text-properties officeooo:rsid="00a5cc4c"/>
    </style:style>
    <style:style style:name="T58" style:family="text">
      <style:text-properties officeooo:rsid="00ab8c88"/>
    </style:style>
    <style:style style:name="T59" style:family="text">
      <style:text-properties officeooo:rsid="00b2a23b"/>
    </style:style>
    <style:style style:name="T60" style:family="text">
      <style:text-properties officeooo:rsid="00b6426d"/>
    </style:style>
    <style:style style:name="T61" style:family="text">
      <style:text-properties officeooo:rsid="00b844c9"/>
    </style:style>
    <style:style style:name="T62" style:family="text">
      <style:text-properties officeooo:rsid="00bade55"/>
    </style:style>
    <style:style style:name="T63" style:family="text">
      <style:text-properties officeooo:rsid="00bc63aa"/>
    </style:style>
    <style:style style:name="T64" style:family="text">
      <style:text-properties officeooo:rsid="00bc9b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 DISPLAY THE <text:span text:style-name="T1">CUSTOMERS</text:span> INFORMATION FROM <text:span text:style-name="T1">CUSTOMERS</text:span> TABLE.</text:p>
      <text:p text:style-name="Standard">&gt; db.customers.find()</text:p>
      <text:p text:style-name="Standard">{ "_id" : ObjectId("61cac0a4635505009fbb1595"), "c_id" : 1, "c_fname" : "anjani", "c_lname" : "patel", "c_city" : "ahmedabad", "c_phone" : 9999999999 }</text:p>
      <text:p text:style-name="Standard">{ "_id" : ObjectId("61cac0c5635505009fbb1596"), "c_id" : 1, "c_fname" : "anjani", "c_lname" : "patel", "c_city" : "ahmedabad", "c_phone" : 9999999999 }</text:p>
      <text:p text:style-name="Standard">{ "_id" : ObjectId("61cac163635505009fbb1597"), "c_id" : 3, "c_fname" : "anji", "c_lname" : "patel", "c_city" : "ahmedabad", "c_phone" : 999099999 }</text:p>
      <text:p text:style-name="Standard">{ "_id" : ObjectId("61cac1adebd892bc2464766e"), "c_id" : 4, "c_fname" : "nisha", "c_lname" : "rathod", "c_city" : "surat", "c_phone" : 999099999 }</text:p>
      <text:p text:style-name="Standard">{ "_id" : ObjectId("61cac1ddebd892bc2464766f"), "c_id" : 5, "c_fname" : "rajvi", "c_lname" : "rathod", "c_city" : "mehsana", "c_phone" : 999999 }</text:p>
      <text:p text:style-name="Standard">{ "_id" : ObjectId("61cac207ebd892bc24647670"), "c_id" : 6, "c_fname" : "mahi", "c_lname" : "parmar", "c_city" : "mehsana", "c_phone" : 98989898 }</text:p>
      <text:p text:style-name="Standard">{ "_id" : ObjectId("61cac23bebd892bc24647671"), "c_id" : 7, "c_fname" : "mahima", "c_lname" : "raj", "c_city" : "rajkot", "c_phone" : 898989898 }</text:p>
      <text:p text:style-name="Standard">{ "_id" : ObjectId("61cac271ebd892bc24647672"), "c_id" : 7, "c_fname" : "nishant", "c_lname" : "singh", "c_city" : "surat", "c_phone" : 89896698 }</text:p>
      <text:p text:style-name="Standard">{ "_id" : ObjectId("61cac27debd892bc24647673"), "c_id" : 8, "c_fname" : "nishant", "c_lname" : "singh", "c_city" : "surat", "c_phone" : 89896698 }</text:p>
      <text:p text:style-name="Standard">{ "_id" : ObjectId("61cac2b1ebd892bc24647674"), "c_id" : 9, "c_fname" : "riya", "c_lname" : "thakor", "c_city" : "ahmedabad", "c_phone" : 7645896698 }</text:p>
      <text:p text:style-name="Standard">{ "_id" : ObjectId("61cac2c4ebd892bc24647675"), "c_id" : 10, "c_fname" : "aasha", "c_lname" : "thakor", "c_city" : "ahmedabad", "c_phone" : 7645865698 }</text:p>
      <text:p text:style-name="Standard">{ "_id" : ObjectId("61cac3354640fe8b127cda28"), "c_id" : 2, "c_fname" : "manvi", "c_lname" : "patel", "c_city" : "ahmedabad", "c_phone" : 9999999999 }</text:p>
      <text:p text:style-name="Standard"/>
      <text:p text:style-name="P1">2 DISPLAY THE DETAILS OF ALL <text:span text:style-name="T2">FACULTY</text:span>.</text:p>
      <text:p text:style-name="Standard">&gt; db.faculty.find()</text:p>
      <text:p text:style-name="Standard">{ "_id" : ObjectId("61cac64e4640fe8b127cda33"), "d_id" : 1, "d_name" : "nishit", "f_email" : "n@gmail.com", "f_pwd" : "nishit", "f_dept" : "it" }</text:p>
      <text:p text:style-name="Standard">{ "_id" : ObjectId("61cac6744640fe8b127cda34"), "d_id" : 2, "d_name" : "rahul", "f_email" : "r@gmail.com", "f_pwd" : "rahul", "f_dept" : "it" }</text:p>
      <text:p text:style-name="Standard">{ "_id" : ObjectId("61cac6924640fe8b127cda35"), "d_id" : 3, "d_name" : "kajal", "f_email" : "k@gmail.com", "f_pwd" : "kajal", "f_dept" : "ce" }</text:p>
      <text:p text:style-name="Standard">{ "_id" : ObjectId("61cac6a64640fe8b127cda36"), "d_id" : 4, "d_name" : "radha", "f_email" : "radha@gmail.com", "f_pwd" : "radha", "f_dept" : "ce" }</text:p>
      <text:p text:style-name="Standard">{ "_id" : ObjectId("61cac6f1582f4b7d9372c55f"), "d_id" : 5, "d_name" : "kahan", "f_email" : "kahan@gmail.com", "f_pwd" : "kahan", "f_dept" : "civil" }</text:p>
      <text:p text:style-name="Standard">{ "_id" : ObjectId("61cac715582f4b7d9372c560"), "d_id" : 6, "d_name" : "kanan", "f_email" : "kanan@gmail.com", "f_pwd" : "kanan", "f_dept" : "ec" }</text:p>
      <text:p text:style-name="Standard">{ "_id" : ObjectId("61cac729582f4b7d9372c561"), "d_id" : 7, "d_name" : "moin", "f_email" : "m@gmail.com", "f_pwd" : "moin", "f_dept" : "ec" }</text:p>
      <text:p text:style-name="Standard">{ "_id" : ObjectId("61cac7f8582f4b7d9372c562"), "d_id" : 8, "d_name" : "nidhi", "f_email" : "n@gmail.com", "f_pwd" : "neha", "f_dept" : "ec" }</text:p>
      <text:p text:style-name="Standard">{ "_id" : ObjectId("61cac81b582f4b7d9372c563"), "d_id" : 9, "d_name" : "nita", "f_email" : "n@gmail.com", "f_pwd" : "nita", "f_dept" : "comp" }</text:p>
      <text:p text:style-name="Standard">{ "_id" : ObjectId("61cac82d582f4b7d9372c564"), "d_id" : 10, "d_name" : "anita", "f_email" : "a@gmail.com", "f_pwd" : "anita", "f_dept" : "comp" }</text:p>
      <text:p text:style-name="Standard"/>
      <text:p text:style-name="Standard"/>
      <text:p text:style-name="Standard"/>
      <text:p text:style-name="Standard"><text:soft-page-break/>3 DISPLAY THE NAME AND <text:span text:style-name="T3">DEPT</text:span> FOR ALL <text:span text:style-name="T3">FACULTY</text:span>.</text:p>
      <text:p text:style-name="Standard">&gt; db.faculty.find({},{d_name:1,f_dept:1})</text:p>
      <text:p text:style-name="Standard">{ "_id" : ObjectId("61cac64e4640fe8b127cda33"), "d_name" : "nishit", "f_dept" : "it" }</text:p>
      <text:p text:style-name="Standard">{ "_id" : ObjectId("61cac6744640fe8b127cda34"), "d_name" : "rahul", "f_dept" : "it" }</text:p>
      <text:p text:style-name="Standard">{ "_id" : ObjectId("61cac6924640fe8b127cda35"), "d_name" : "kajal", "f_dept" : "ce" }</text:p>
      <text:p text:style-name="Standard">{ "_id" : ObjectId("61cac6a64640fe8b127cda36"), "d_name" : "radha", "f_dept" : "ce" }</text:p>
      <text:p text:style-name="Standard">{ "_id" : ObjectId("61cac6f1582f4b7d9372c55f"), "d_name" : "kahan", "f_dept" : "civil" }</text:p>
      <text:p text:style-name="Standard">{ "_id" : ObjectId("61cac715582f4b7d9372c560"), "d_name" : "kanan", "f_dept" : "ec" }</text:p>
      <text:p text:style-name="Standard">{ "_id" : ObjectId("61cac729582f4b7d9372c561"), "d_name" : "moin", "f_dept" : "ec" }</text:p>
      <text:p text:style-name="Standard">{ "_id" : ObjectId("61cac7f8582f4b7d9372c562"), "d_name" : "nidhi", "f_dept" : "ec" }</text:p>
      <text:p text:style-name="Standard">{ "_id" : ObjectId("61cac81b582f4b7d9372c563"), "d_name" : "nita", "f_dept" : "comp" }</text:p>
      <text:p text:style-name="Standard">{ "_id" : ObjectId("61cac82d582f4b7d9372c564"), "d_name" : "anita", "f_dept" : "comp" }</text:p>
      <text:p text:style-name="Standard"/>
      <text:p text:style-name="Standard">4 DISPLAY <text:span text:style-name="T4">D_</text:span>NAME AND <text:span text:style-name="T4">PASSWORD</text:span> FOR ALL <text:span text:style-name="T4">FACULTY</text:span>.</text:p>
      <text:p text:style-name="Standard">&gt; db.faculty.find({},{d_name:1,f_pwd:1})</text:p>
      <text:p text:style-name="Standard">{ "_id" : ObjectId("61cac64e4640fe8b127cda33"), "d_name" : "nishit", "f_pwd" : "nishit" }</text:p>
      <text:p text:style-name="Standard">{ "_id" : ObjectId("61cac6744640fe8b127cda34"), "d_name" : "rahul", "f_pwd" : "rahul" }</text:p>
      <text:p text:style-name="Standard">{ "_id" : ObjectId("61cac6924640fe8b127cda35"), "d_name" : "kajal", "f_pwd" : "kajal" }</text:p>
      <text:p text:style-name="Standard">{ "_id" : ObjectId("61cac6a64640fe8b127cda36"), "d_name" : "radha", "f_pwd" : "radha" }</text:p>
      <text:p text:style-name="Standard">{ "_id" : ObjectId("61cac6f1582f4b7d9372c55f"), "d_name" : "kahan", "f_pwd" : "kahan" }</text:p>
      <text:p text:style-name="Standard">{ "_id" : ObjectId("61cac715582f4b7d9372c560"), "d_name" : "kanan", "f_pwd" : "kanan" }</text:p>
      <text:p text:style-name="Standard">{ "_id" : ObjectId("61cac729582f4b7d9372c561"), "d_name" : "moin", "f_pwd" : "moin" }</text:p>
      <text:p text:style-name="Standard">{ "_id" : ObjectId("61cac7f8582f4b7d9372c562"), "d_name" : "nidhi", "f_pwd" : "neha" }</text:p>
      <text:p text:style-name="Standard">{ "_id" : ObjectId("61cac81b582f4b7d9372c563"), "d_name" : "nita", "f_pwd" : "nita" }</text:p>
      <text:p text:style-name="Standard">{ "_id" : ObjectId("61cac82d582f4b7d9372c564"), "d_name" : "anita", "f_pwd" : "anita" }</text:p>
      <text:p text:style-name="Standard"/>
      <text:p text:style-name="P2"><text:span text:style-name="T5">5. </text:span>DISPLAY EMPLOYEE NUMBER AND TOTAL SALARY FOR EACH EMPLOYEE.</text:p>
      <text:p text:style-name="Standard">&gt; db.employee.aggregate([{$group:{_id:"$e_name",emp_sal:{$sum:"$e_salary"}}}])</text:p>
      <text:p text:style-name="Standard">{ "_id" : "manish", "emp_sal" : 10000 }</text:p>
      <text:p text:style-name="Standard">{ "_id" : "manisha", "emp_sal" : 30000 }</text:p>
      <text:p text:style-name="Standard">{ "_id" : "anjani", "emp_sal" : 20000 }</text:p>
      <text:p text:style-name="Standard"/>
      <text:p text:style-name="P4">6. <text:span text:style-name="T6">DISPLAY EMPLOYEE NAME AND ANNUAL SALARY FOR ALL EMPLOYEES.</text:span></text:p>
      <text:p text:style-name="P4">&gt; db.employee.aggregate([{$project:{e_name:1,total:{$multiply:["$e_salary",12]}}}])</text:p>
      <text:p text:style-name="P4">{ "_id" : ObjectId("61cc06f1b1135fb10a8d8391"), "e_name" : "anjani", "total" : 240000 }</text:p>
      <text:p text:style-name="P4">{ "_id" : ObjectId("61cc0708b1135fb10a8d8392"), "e_name" : "manisha", "total" : 360000 }</text:p>
      <text:p text:style-name="P4">{ "_id" : ObjectId("61cc071db1135fb10a8d8393"), "e_name" : "manish", "total" : 120000 }</text:p>
      <text:p text:style-name="P4"/>
      <text:p text:style-name="P6"><text:span text:style-name="T10">7. </text:span><text:span text:style-name="T7">DISPLAY THE ALL </text:span><text:span text:style-name="T8">STUDENTS</text:span><text:span text:style-name="T7"> WHO </text:span><text:span text:style-name="T8">HAVE </text:span><text:span text:style-name="T9">GENDER FEMALE</text:span><text:span text:style-name="T8">.</text:span></text:p>
      <text:p text:style-name="P5">&gt; db.student.find({s_gender:"female"})</text:p>
      <text:p text:style-name="P5">{ "_id" : ObjectId("61cbe96bf1bcd3f56bde167b"), "s_id" : 1, "s_name" : "anjani", "s_gender" : "female", "s_city" : "gandhinagar", "s_phone" : 457651211 }</text:p>
      <text:p text:style-name="P5">{ "_id" : ObjectId("61cbe986f1bcd3f56bde167c"), "s_id" : 2, "s_name" : "kajal", "s_gender" : "female", "s_city" : "mumbai", "s_phone" : 99881211 }</text:p>
      <text:p text:style-name="P5">{ "_id" : ObjectId("61cbe990f1bcd3f56bde167d"), "s_id" : 2, "s_name" : "mansi", "s_gender" : "female", "s_city" : "mumbai", "s_phone" : 75881211 }</text:p>
      <text:p text:style-name="P5">{ "_id" : ObjectId("61cbea06f1bcd3f56bde1681"), "s_id" : 4, "s_name" : "shriya", "s_gender" : "female", "s_city" : "ahmedabad", "s_phone" : 70900000 }</text:p>
      <text:p text:style-name="P5">{ "_id" : ObjectId("61cbea25f1bcd3f56bde1682"), "s_id" : 5, "s_name" : "nisha", "s_gender" : "female", "s_city" : "surat", "s_phone" : 70900000 }</text:p>
      <text:p text:style-name="P5">{ "_id" : ObjectId("61cbeac5f1bcd3f56bde1685"), "s_id" : 8, "s_name" : "manisha", "s_gender" : "female", "s_city" : "gandhinagar", "s_phone" : 709128800 }</text:p>
      <text:p text:style-name="P5"><text:soft-page-break/>{ "_id" : ObjectId("61cbead9f1bcd3f56bde1686"), "s_id" : 8, "s_name" : "rakhi", "s_gender" : "female", "s_city" : "gandhinagar", "s_phone" : 99128800 }</text:p>
      <text:p text:style-name="P5">{ "_id" : ObjectId("61cbeaf0f1bcd3f56bde1687"), "s_id" : 9, "s_name" : "rajvi", "s_gender" : "female", "s_city" : "gandhinagar", "s_phone" : 99128800 }</text:p>
      <text:p text:style-name="P5">{ "_id" : ObjectId("61cbeafaf1bcd3f56bde1688"), "s_id" : 10, "s_name" : "rani", "s_gender" : "female", "s_city" : "gandhinagar", "s_phone" : 99128800 }</text:p>
      <text:p text:style-name="P5"/>
      <text:p text:style-name="P3"><text:span text:style-name="T12">8. </text:span>DISPLAY THE NAMES OF ALL EMPLOYEES <text:s/>SALARYMORE THAN <text:span text:style-name="T11">1</text:span>000<text:span text:style-name="T11">0</text:span>.</text:p>
      <text:p text:style-name="P3">&gt; db.employee.find({$and:[{e_salary:{$gt:10000}},{e_name:{$exists:true}}]})</text:p>
      <text:p text:style-name="P3">{ "_id" : ObjectId("61cc06f1b1135fb10a8d8391"), "e_id" : 1, "e_name" : "anjani", "e_email" : "a@gmail.com", "e_city" : "ahmedabad", "e_salary" : 20000 }</text:p>
      <text:p text:style-name="P3">{ "_id" : ObjectId("61cc0708b1135fb10a8d8392"), "e_id" : 2, "e_name" : "manisha", "e_email" : "m@gmail.com", "e_city" : "jaipur", "e_salary" : 30000 }</text:p>
      <text:p text:style-name="P3"/>
      <text:p text:style-name="P7">9. <text:span text:style-name="T13">DISPLAY EMPLOYEE </text:span><text:span text:style-name="T14">NAME </text:span><text:span text:style-name="T13">AND FOR EMPLOYEES WHO EAR</text:span><text:span text:style-name="T14">N SALARY GREATER THEN 20000</text:span><text:span text:style-name="T13">.</text:span></text:p>
      <text:p text:style-name="P8">&gt; db.employee.find({e_salary:20000},{e_name:1})</text:p>
      <text:p text:style-name="P8">{ "_id" : ObjectId("61cc06f1b1135fb10a8d8391"), "e_name" : "anjani" }</text:p>
      <text:p text:style-name="P8"/>
      <text:p text:style-name="P9">10. <text:span text:style-name="T13">DISPLAY NAMES OF EMPLOYEES WHO DO NOT EARN ANY </text:span><text:span text:style-name="T15">SALARY.</text:span></text:p>
      <text:p text:style-name="P9">&gt; db.salary.find({amt:2000},{e_name:1,e_id:0})</text:p>
      <text:p text:style-name="P9"/>
      <text:p text:style-name="P10">11. <text:span text:style-name="T13">DISPLAY THE </text:span><text:span text:style-name="T16">TYEP</text:span><text:span text:style-name="T13"> OF </text:span><text:span text:style-name="T16">PAYEMNT</text:span><text:span text:style-name="T13"> WH</text:span><text:span text:style-name="T16">ICH IS NETBANKING OR COD OR STATUS IS PENDING.</text:span></text:p>
      <text:p text:style-name="P10">&gt; db.payment.find({$or:[{p_type:"netbanking"},{type:"cod"},{status:"pending"}]},{type:1})</text:p>
      <text:p text:style-name="P10">{ "_id" : ObjectId("61cd3ab265da428dd20b82c0"), "type" : "cod" }</text:p>
      <text:p text:style-name="P10">{ "_id" : ObjectId("61cd3abd65da428dd20b82c1"), "type" : "cod" }</text:p>
      <text:p text:style-name="P10">{ "_id" : ObjectId("61cd3b0465da428dd20b82c3"), "type" : "netbanking" }</text:p>
      <text:p text:style-name="P10"/>
      <text:p text:style-name="P11">12. DISPLAY THE <text:span text:style-name="T17">DATE</text:span> OF <text:span text:style-name="T17">PAYEMENT</text:span> WH<text:span text:style-name="T17">iCH</text:span> <text:span text:style-name="T17">HAS DATE GREATER THEN 3.</text:span></text:p>
      <text:p text:style-name="P11">&gt; db.payment.find({date:{$gt:"2020"}})</text:p>
      <text:p text:style-name="P11">{ "_id" : ObjectId("61cd3c8965da428dd20b82c5"), "p_id" : 6, "type" : "netbanking", "amt" : 500, "status" : "pending", "date" : "8/7/2021" }</text:p>
      <text:p text:style-name="P14"/>
      <text:p text:style-name="P13">13. <text:span text:style-name="T45">CONVERT CURRENT DATE TO STRING.</text:span></text:p>
      <text:p text:style-name="P52">&gt; {$dateFromString:{dateString:"2021-12-30T13:04:40.787"}}</text:p>
      <text:p text:style-name="P52">2021-12-30T13:04:40.787</text:p>
      <text:p text:style-name="P12"/>
      <text:p text:style-name="P15">14. <text:span text:style-name="T18">DISPLAY CURRENT DATE.</text:span></text:p>
      <text:p text:style-name="P15">&gt; Date()</text:p>
      <text:p text:style-name="P15">Thu Dec 30 2021 10:30:42 GMT+0530 (IST)</text:p>
      <text:p text:style-name="P15"/>
      <text:p text:style-name="P16"><text:span text:style-name="T19">1</text:span><text:span text:style-name="T20">5. </text:span><text:span text:style-name="T18">DISPLAY THE LIST OF USERS IN YOUR DATABASE (USING LOG TABLE).</text:span></text:p>
      <text:p text:style-name="P16">&gt; db.getUsers()</text:p>
      <text:p text:style-name="P16">[ ]</text:p>
      <text:p text:style-name="P16"/>
      <text:p text:style-name="P17">16. <text:span text:style-name="T20">DISPLAY THE NAMES OF ALL TABLES FROM THE CURRENT USER.</text:span></text:p>
      <text:p text:style-name="P17">&gt; show collections</text:p>
      <text:p text:style-name="P17">admin</text:p>
      <text:p text:style-name="P17">admin-data</text:p>
      <text:p text:style-name="P17">customers</text:p>
      <text:p text:style-name="P17">doctor</text:p>
      <text:p text:style-name="P17"><text:soft-page-break/>employee</text:p>
      <text:p text:style-name="P17">faculty</text:p>
      <text:p text:style-name="P17">movie</text:p>
      <text:p text:style-name="P17">patient</text:p>
      <text:p text:style-name="P17">payment</text:p>
      <text:p text:style-name="P17">products</text:p>
      <text:p text:style-name="P17">staffs</text:p>
      <text:p text:style-name="P17">stores</text:p>
      <text:p text:style-name="P17">student</text:p>
      <text:p text:style-name="P17"/>
      <text:p text:style-name="P18">17. DISPLAY THE NAME OF THE CURRENT USER.</text:p>
      <text:p text:style-name="P18">&gt; db.runCommand({connectionStatus:1})</text:p>
      <text:p text:style-name="P18">{</text:p>
      <text:p text:style-name="P18"><text:tab/>"authInfo" : {</text:p>
      <text:p text:style-name="P18"><text:tab/><text:tab/>"authenticatedUsers" : [ ],</text:p>
      <text:p text:style-name="P18"><text:tab/><text:tab/>"authenticatedUserRoles" : [ ]</text:p>
      <text:p text:style-name="P18"><text:tab/>},</text:p>
      <text:p text:style-name="P18"><text:tab/>"ok" : 1</text:p>
      <text:p text:style-name="P18">}</text:p>
      <text:p text:style-name="P18"/>
      <text:p text:style-name="P21"><text:span text:style-name="T22">18.DISPLAY THE NAMES OF </text:span><text:span text:style-name="T21">FACULTY</text:span><text:span text:style-name="T22"> WORKING IN DEPARTMENT </text:span><text:span text:style-name="T21">COMPUTER</text:span><text:span text:style-name="T22">.</text:span></text:p>
      <text:p text:style-name="P19">&gt; db.faculty.find({$or:[{f_id:1},{f_id:4},{f_id:6},{f_dept:"comp"}]})</text:p>
      <text:p text:style-name="P19">{ "_id" : ObjectId("61cac81b582f4b7d9372c563"), "d_id" : 9, "d_name" : "nita", "f_email" : "n@gmail.com", "f_pwd" : "nita", "f_dept" : "comp" }</text:p>
      <text:p text:style-name="P19">{ "_id" : ObjectId("61cac82d582f4b7d9372c564"), "d_id" : 10, "d_name" : "anita", "f_email" : "a@gmail.com", "f_pwd" : "anita", "f_dept" : "comp" }</text:p>
      <text:p text:style-name="P19"/>
      <text:p text:style-name="P20"><text:span text:style-name="T23">19. </text:span>DISPLAY THE NAMES OF <text:span text:style-name="T24">FACULTY</text:span> WHOSE NAME STARTS WITH ALPHABET.</text:p>
      <text:p text:style-name="P20">&gt; db.faculty.find({"d_name":/.a./})</text:p>
      <text:p text:style-name="P20">{ "_id" : ObjectId("61cac6744640fe8b127cda34"), "d_id" : 2, "d_name" : "rahul", "f_email" : "r@gmail.com", "f_pwd" : "rahul", "f_dept" : "it" }</text:p>
      <text:p text:style-name="P20">{ "_id" : ObjectId("61cac6924640fe8b127cda35"), "d_id" : 3, "d_name" : "kajal", "f_email" : "k@gmail.com", "f_pwd" : "kajal", "f_dept" : "ce" }</text:p>
      <text:p text:style-name="P20">{ "_id" : ObjectId("61cac6a64640fe8b127cda36"), "d_id" : 4, "d_name" : "radha", "f_email" : "radha@gmail.com", "f_pwd" : "radha", "f_dept" : "ce" }</text:p>
      <text:p text:style-name="P20">{ "_id" : ObjectId("61cac6f1582f4b7d9372c55f"), "d_id" : 5, "d_name" : "kahan", "f_email" : "kahan@gmail.com", "f_pwd" : "kahan", "f_dept" : "civil" }</text:p>
      <text:p text:style-name="P20">{ "_id" : ObjectId("61cac715582f4b7d9372c560"), "d_id" : 6, "d_name" : "kanan", "f_email" : "kanan@gmail.com", "f_pwd" : "kanan", "f_dept" : "ec" }</text:p>
      <text:p text:style-name="P20"/>
      <text:p text:style-name="P22">20. <text:span text:style-name="T23">DISPLAY NAMES FOR </text:span><text:span text:style-name="T24">FACULTY</text:span><text:span text:style-name="T23"> WHOSE NAME ENDS WITH ALPHABET </text:span><text:span text:style-name="T25">t</text:span><text:span text:style-name="T23">.</text:span></text:p>
      <text:p text:style-name="P22">&gt; db.faculty.find({"d_name":/....t/})</text:p>
      <text:p text:style-name="P22">{ "_id" : ObjectId("61cac64e4640fe8b127cda33"), "d_id" : 1, "d_name" : "nishit", "f_email" : "n@gmail.com", "f_pwd" : "nishit", "f_dept" : "it" }</text:p>
      <text:p text:style-name="P22"/>
      <text:p text:style-name="P27"><text:span text:style-name="T26">21.DISPLAY THE NAMES OF </text:span><text:span text:style-name="T27">faculty</text:span><text:span text:style-name="T26"> WHOSE NAMES HAVE SECOND ALPHABET A IN THEIR NAMES.</text:span></text:p>
      <text:p text:style-name="P27">&gt; db.faculty.find({"d_name":/.a./})</text:p>
      <text:p text:style-name="P27">{ "_id" : ObjectId("61cac6744640fe8b127cda34"), "d_id" : 2, "d_name" : "rahul", "f_email" : "r@gmail.com", "f_pwd" : "rahul", "f_dept" : "it" }</text:p>
      <text:p text:style-name="P27">{ "_id" : ObjectId("61cac6924640fe8b127cda35"), "d_id" : 3, "d_name" : "kajal", "f_email" : "k@gmail.com", "f_pwd" : "kajal", "f_dept" : "ce" }</text:p>
      <text:p text:style-name="P27"><text:soft-page-break/>{ "_id" : ObjectId("61cac6a64640fe8b127cda36"), "d_id" : 4, "d_name" : "radha", "f_email" : "radha@gmail.com", "f_pwd" : "radha", "f_dept" : "ce" }</text:p>
      <text:p text:style-name="P27">{ "_id" : ObjectId("61cac6f1582f4b7d9372c55f"), "d_id" : 5, "d_name" : "kahan", "f_email" : "kahan@gmail.com", "f_pwd" : "kahan", "f_dept" : "civil" }</text:p>
      <text:p text:style-name="P27">{ "_id" : ObjectId("61cac715582f4b7d9372c560"), "d_id" : 6, "d_name" : "kanan", "f_email" : "kanan@gmail.com", "f_pwd" : "kanan", "f_dept" : "ec" }</text:p>
      <text:p text:style-name="P27"/>
      <text:p text:style-name="P23">22. DISPLAY THE NAMES OF EMPLOYEES WHOSE NAME IS EXACTLY FIVE</text:p>
      <text:p text:style-name="P23">CHARACTERS IN LENGTH.</text:p>
      <text:p text:style-name="P23">&gt; db.faculty.find({d_name:{$type:2}, $where:"this.d_name.length==5"})</text:p>
      <text:p text:style-name="P23">{ "_id" : ObjectId("61cac6744640fe8b127cda34"), "d_id" : 2, "d_name" : "rahul", "f_email" : "r@gmail.com", "f_pwd" : "rahul", "f_dept" : "it" }</text:p>
      <text:p text:style-name="P23">{ "_id" : ObjectId("61cac6924640fe8b127cda35"), "d_id" : 3, "d_name" : "kajal", "f_email" : "k@gmail.com", "f_pwd" : "kajal", "f_dept" : "ce" }</text:p>
      <text:p text:style-name="P23">{ "_id" : ObjectId("61cac6a64640fe8b127cda36"), "d_id" : 4, "d_name" : "radha", "f_email" : "radha@gmail.com", "f_pwd" : "radha", "f_dept" : "ce" }</text:p>
      <text:p text:style-name="P23">{ "_id" : ObjectId("61cac6f1582f4b7d9372c55f"), "d_id" : 5, "d_name" : "kahan", "f_email" : "kahan@gmail.com", "f_pwd" : "kahan", "f_dept" : "civil" }</text:p>
      <text:p text:style-name="P23">{ "_id" : ObjectId("61cac715582f4b7d9372c560"), "d_id" : 6, "d_name" : "kanan", "f_email" : "kanan@gmail.com", "f_pwd" : "kanan", "f_dept" : "ec" }</text:p>
      <text:p text:style-name="P23">{ "_id" : ObjectId("61cac7f8582f4b7d9372c562"), "d_id" : 8, "d_name" : "nidhi", "f_email" : "n@gmail.com", "f_pwd" : "neha", "f_dept" : "ec" }</text:p>
      <text:p text:style-name="P23">{ "_id" : ObjectId("61cac82d582f4b7d9372c564"), "d_id" : 10, "d_name" : "anita", "f_email" : "a@gmail.com", "f_pwd" : "anita", "f_dept" : "comp" }</text:p>
      <text:p text:style-name="P23"/>
      <text:p text:style-name="P28"><text:span text:style-name="T26">23.DISPLAY THE NAMES OF EMPLOYEES WHO ARE NOT WORKING </text:span><text:span text:style-name="T28">IN </text:span><text:span text:style-name="T26"><text:s/></text:span><text:span text:style-name="T28">IT.</text:span></text:p>
      <text:p text:style-name="P28">&gt; db.faculty.find({f_dept:{$nin:["it"]}})</text:p>
      <text:p text:style-name="P28">{ "_id" : ObjectId("61cac6924640fe8b127cda35"), "d_id" : 3, "d_name" : "kajal", "f_email" : "k@gmail.com", "f_pwd" : "kajal", "f_dept" : "ce" }</text:p>
      <text:p text:style-name="P28">{ "_id" : ObjectId("61cac6a64640fe8b127cda36"), "d_id" : 4, "d_name" : "radha", "f_email" : "radha@gmail.com", "f_pwd" : "radha", "f_dept" : "ce" }</text:p>
      <text:p text:style-name="P28">{ "_id" : ObjectId("61cac6f1582f4b7d9372c55f"), "d_id" : 5, "d_name" : "kahan", "f_email" : "kahan@gmail.com", "f_pwd" : "kahan", "f_dept" : "civil" }</text:p>
      <text:p text:style-name="P28">{ "_id" : ObjectId("61cac715582f4b7d9372c560"), "d_id" : 6, "d_name" : "kanan", "f_email" : "kanan@gmail.com", "f_pwd" : "kanan", "f_dept" : "ec" }</text:p>
      <text:p text:style-name="P28">{ "_id" : ObjectId("61cac729582f4b7d9372c561"), "d_id" : 7, "d_name" : "moin", "f_email" : "m@gmail.com", "f_pwd" : "moin", "f_dept" : "ec" }</text:p>
      <text:p text:style-name="P28">{ "_id" : ObjectId("61cac7f8582f4b7d9372c562"), "d_id" : 8, "d_name" : "nidhi", "f_email" : "n@gmail.com", "f_pwd" : "neha", "f_dept" : "ec" }</text:p>
      <text:p text:style-name="P28">{ "_id" : ObjectId("61cac81b582f4b7d9372c563"), "d_id" : 9, "d_name" : "nita", "f_email" : "n@gmail.com", "f_pwd" : "nita", "f_dept" : "comp" }</text:p>
      <text:p text:style-name="P28">{ "_id" : ObjectId("61cac82d582f4b7d9372c564"), "d_id" : 10, "d_name" : "anita", "f_email" : "a@gmail.com", "f_pwd" : "anita", "f_dept" : "comp" }</text:p>
      <text:p text:style-name="P28"/>
      <text:p text:style-name="P29"><text:span text:style-name="T26">24. DISPLAY THE NAMES OF EMPLOYEES WHO ARE NOT WORKING AS </text:span><text:span text:style-name="T29">IT </text:span><text:span text:style-name="T26">OR </text:span><text:span text:style-name="T29">COMP</text:span><text:span text:style-name="T26">.</text:span></text:p>
      <text:p text:style-name="P25">&gt; db.faculty.find({f_dept:{$nin:["it","comp"]}})</text:p>
      <text:p text:style-name="P25">{ "_id" : ObjectId("61cac6924640fe8b127cda35"), "d_id" : 3, "d_name" : "kajal", "f_email" : "k@gmail.com", "f_pwd" : "kajal", "f_dept" : "ce" }</text:p>
      <text:p text:style-name="P25">{ "_id" : ObjectId("61cac6a64640fe8b127cda36"), "d_id" : 4, "d_name" : "radha", "f_email" : "radha@gmail.com", "f_pwd" : "radha", "f_dept" : "ce" }</text:p>
      <text:p text:style-name="P25">{ "_id" : ObjectId("61cac6f1582f4b7d9372c55f"), "d_id" : 5, "d_name" : "kahan", "f_email" : "kahan@gmail.com", "f_pwd" : "kahan", "f_dept" : "civil" }</text:p>
      <text:p text:style-name="P25"><text:soft-page-break/>{ "_id" : ObjectId("61cac715582f4b7d9372c560"), "d_id" : 6, "d_name" : "kanan", "f_email" : "kanan@gmail.com", "f_pwd" : "kanan", "f_dept" : "ec" }</text:p>
      <text:p text:style-name="P25">{ "_id" : ObjectId("61cac729582f4b7d9372c561"), "d_id" : 7, "d_name" : "moin", "f_email" : "m@gmail.com", "f_pwd" : "moin", "f_dept" : "ec" }</text:p>
      <text:p text:style-name="P25">{ "_id" : ObjectId("61cac7f8582f4b7d9372c562"), "d_id" : 8, "d_name" : "nidhi", "f_email" : "n@gmail.com", "f_pwd" : "neha", "f_dept" : "ec" }</text:p>
      <text:p text:style-name="P25"/>
      <text:p text:style-name="P36">25. <text:span text:style-name="T44">DISPLAY NAME OF THE EMPLOYEE WHOSE SALARY IS SECOND HIGHEST.</text:span></text:p>
      <text:p text:style-name="P50">&gt; db.employee.find({}).sort({"e_salary":-1}).skip(1).limit(1)</text:p>
      <text:p text:style-name="P50">{ "_id" : ObjectId("61cc06f1b1135fb10a8d8391"), "e_id" : 1, "e_name" : "anjani", "e_email" : "a@gmail.com", "e_city" : "ahmedabad", "e_salary" : 20000 }<text:tab/></text:p>
      <text:p text:style-name="P30"/>
      <text:p text:style-name="P37"><text:span text:style-name="T30">26. </text:span><text:span text:style-name="T32">DISPLAY THE TOTAL NUMBER OF EMPLOYEES WORKING IN THE </text:span><text:span text:style-name="T31">AHMEDABAD CITY</text:span><text:span text:style-name="T32">.</text:span></text:p>
      <text:p text:style-name="P26">&gt; db.employee.find({e_city:"ahmedabad"})</text:p>
      <text:p text:style-name="P26">{ "_id" : ObjectId("61cc06f1b1135fb10a8d8391"), "e_id" : 1, "e_name" : "anjani", "e_email" : "a@gmail.com", "e_city" : "ahmedabad", "e_salary" : 20000 }</text:p>
      <text:p text:style-name="P24"/>
      <text:p text:style-name="P31">27. DISPLAY THE TOTAL SALARY BEING PAID TO ALL EMPLOYEES.</text:p>
      <text:p text:style-name="P31">&gt; db.employee.aggregate([{$project:{total:{$multiply:["$e_salary",12]}}}])</text:p>
      <text:p text:style-name="P31"/>
      <text:p text:style-name="P31">{ "_id" : ObjectId("61cc06f1b1135fb10a8d8391"), "total" : 240000 }</text:p>
      <text:p text:style-name="P31">{ "_id" : ObjectId("61cc0708b1135fb10a8d8392"), "total" : 360000 }</text:p>
      <text:p text:style-name="P31">{ "_id" : ObjectId("61cc071db1135fb10a8d8393"), "total" : 120000 }</text:p>
      <text:p text:style-name="P31"/>
      <text:p text:style-name="P38">28. <text:span text:style-name="T32">DISPLAY THE MAXIMUM SALARY FROM EMP TABLE.</text:span></text:p>
      <text:p text:style-name="P38">&gt; db.employee.aggregate([{$group:{_id:null,e_salary:{$max:"$e_salary"}}}])</text:p>
      <text:p text:style-name="P38"/>
      <text:p text:style-name="P38">{ "_id" : null, "e_salary" : 30000 }</text:p>
      <text:p text:style-name="P38"/>
      <text:p text:style-name="P32"><text:span text:style-name="T33">29. DI</text:span>SPLAY THE MINIMUM SALARY FROM EMP TABLE.</text:p>
      <text:p text:style-name="P32">&gt; db.employee.aggregate([{$group:{_id:null,e_salary:{$min:"$e_salary"}}}])</text:p>
      <text:p text:style-name="P32"/>
      <text:p text:style-name="P32">{ "_id" : null, "e_salary" : 10000 }</text:p>
      <text:p text:style-name="P32"/>
      <text:p text:style-name="P33">30. DISPLAY THE AVERAGE SALARY FROM EMP TABLE.</text:p>
      <text:p text:style-name="P33">&gt; db.employee.aggregate([{$group:{_id:null,e_salary:{$avg:"$e_salary"}}}])</text:p>
      <text:p text:style-name="P33"/>
      <text:p text:style-name="P33">{ "_id" : null, "e_salary" : 20000 }</text:p>
      <text:p text:style-name="P33"/>
      <text:p text:style-name="P40"><text:span text:style-name="T32">31. DISPLAY THE MAXIMUM SALARY </text:span><text:span text:style-name="T35">TO EMPLOYEE WHICH HAS CITY IS AHMEDABAD</text:span><text:span text:style-name="T32">.</text:span></text:p>
      <text:p text:style-name="P34">&gt; db.employee.aggregate([{$match:{e_city:"ahmedabad"}},{$group:{_id:"$e_city",Maximum:{$max:"$e_salary"}}}])</text:p>
      <text:p text:style-name="P34">{ "_id" : "ahmedabad", "Maximum" : 20000 }</text:p>
      <text:p text:style-name="P34"/>
      <text:p text:style-name="P39"><text:span text:style-name="T32">32.DISPLAY THE MAXIMUM SALARY BEING PAID IN </text:span><text:span text:style-name="T36">ID</text:span><text:span text:style-name="T32"> </text:span><text:span text:style-name="T36">3.</text:span></text:p>
      <text:p text:style-name="P35">&gt; db.employee.aggregate([{$match:{e_id:3}},{$group:{_id:"$e_id",Maximum:{$max:"$e_salary"}}}])</text:p>
      <text:p text:style-name="P35">{ "_id" : 3, "Maximum" : 10000 }</text:p>
      <text:p text:style-name="P35"/>
      <text:p text:style-name="P41"/>
      <text:p text:style-name="P41"><text:soft-page-break/></text:p>
      <text:p text:style-name="P41"><text:span text:style-name="T32">33. DISPLAY THE </text:span><text:span text:style-name="T36">MINIMUM</text:span><text:span text:style-name="T32"> SALARY </text:span><text:span text:style-name="T35">TO EMPLOYEE WHICH HAS CITY IS AHMEDABAD</text:span><text:span text:style-name="T32">.</text:span></text:p>
      <text:p text:style-name="P41">&gt; db.employee.aggregate([{$match:{e_city:"ahmedabad"}},{$group:{_id:"$e_city",Minimum:{$min:"$e_salary"}}}])</text:p>
      <text:p text:style-name="P41">{ "_id" : "ahmedabad", "Minimum" : 20000 }</text:p>
      <text:p text:style-name="P35"/>
      <text:p text:style-name="P39"><text:span text:style-name="T32">34. DISPLAY THE AVERAGE SALARY DRAWN BY </text:span><text:span text:style-name="T34">CITY</text:span></text:p>
      <text:p text:style-name="P35">&gt; db.employee.aggregate([{$match:{e_city:"ahmedabad"}},{$group:{_id:"$e_city",Average:{$avg:"$e_salary"}}}])</text:p>
      <text:p text:style-name="P35">{ "_id" : "ahmedabad", "Average" : 20000 }</text:p>
      <text:p text:style-name="P35"/>
      <text:p text:style-name="P42"><text:span text:style-name="T32">35. </text:span><text:span text:style-name="T39">DISPLAY THE TOTAL SALARY OF EMPLOYEE WHERE ARE FROM SPECIFIED CITY.</text:span></text:p>
      <text:p text:style-name="P42">&gt; db.employee.aggregate([{$match:{e_city:"ahmedabad"}},{$group:{_id:"e_city",salary_sum:{$sum:"$e_salary"}}}])</text:p>
      <text:p text:style-name="P42">{ "_id" : "e_city", "salary_sum" : 20000 }<text:line-break/></text:p>
      <text:p text:style-name="P35">36.DISPLAY THE NAMES OF EMPLOYEES IN ORDER OF SALARY I.E. THE NAME OF</text:p>
      <text:p text:style-name="P35">THE EMPLOYEE EARNING LOWEST SALARY SHOULD APPEAR FIRST</text:p>
      <text:p text:style-name="P35">&gt; db.employee.find({},{e_name:1,_id:0,e_salary:1}).sort({"e_salary":1})</text:p>
      <text:p text:style-name="P35">{ "e_name" : "manish", "e_salary" : 10000 }</text:p>
      <text:p text:style-name="P35">{ "e_name" : "anjani", "e_salary" : 20000 }</text:p>
      <text:p text:style-name="P35">{ "e_name" : "manisha", "e_salary" : 30000 }</text:p>
      <text:p text:style-name="P35"/>
      <text:p text:style-name="P35">37. DISPLAY THE NAMES OF EMPLOYEES IN DESCENDING ORDER OF SALARY.</text:p>
      <text:p text:style-name="P35">&gt; db.employee.find().sort({"e_salary":-1})</text:p>
      <text:p text:style-name="P35">{ "_id" : ObjectId("61cc0708b1135fb10a8d8392"), "e_id" : 2, "e_name" : "manisha", "e_email" : "m@gmail.com", "e_city" : "jaipur", "e_salary" : 30000 }</text:p>
      <text:p text:style-name="P35">{ "_id" : ObjectId("61cc06f1b1135fb10a8d8391"), "e_id" : 1, "e_name" : "anjani", "e_email" : "a@gmail.com", "e_city" : "ahmedabad", "e_salary" : 20000 }</text:p>
      <text:p text:style-name="P35">{ "_id" : ObjectId("61cc071db1135fb10a8d8393"), "e_id" : 3, "e_name" : "manish", "e_email" : "m@gmail.com", "e_city" : "mehsana", "e_salary" : 10000 }</text:p>
      <text:p text:style-name="P35"/>
      <text:p text:style-name="P35">38.DISPLAY THE DETAILS FROM EMP TABLE IN ORDER OF EMP NAME</text:p>
      <text:p text:style-name="P35">&gt; db.employee.find().sort({"e_salary":1})</text:p>
      <text:p text:style-name="P35">{ "_id" : ObjectId("61cc071db1135fb10a8d8393"), "e_id" : 3, "e_name" : "manish", "e_email" : "m@gmail.com", "e_city" : "mehsana", "e_salary" : 10000 }</text:p>
      <text:p text:style-name="P35">{ "_id" : ObjectId("61cc06f1b1135fb10a8d8391"), "e_id" : 1, "e_name" : "anjani", "e_email" : "a@gmail.com", "e_city" : "ahmedabad", "e_salary" : 20000 }</text:p>
      <text:p text:style-name="P35">{ "_id" : ObjectId("61cc0708b1135fb10a8d8392"), "e_id" : 2, "e_name" : "manisha", "e_email" : "m@gmail.com", "e_city" : "jaipur", "e_salary" : 30000 }</text:p>
      <text:p text:style-name="P35"/>
      <text:p text:style-name="P35">39.DISPLAY EMPNO, ENAME, DEPTNO, AND SAL. SORT THE OUTPUT FIRST BASED</text:p>
      <text:p text:style-name="P35">ON NAMEAND WITHIN NAME BY DEPTNO AND WITHIN DEPTNO BY SAL. </text:p>
      <text:p text:style-name="P35">&gt; db.employee.find({},{_id:0}).sort({"e_name":1})</text:p>
      <text:p text:style-name="P35">{ "e_id" : 1, "e_name" : "anjani", "e_email" : "a@gmail.com", "e_city" : "ahmedabad", "e_salary" : 20000 }</text:p>
      <text:p text:style-name="P35">{ "e_id" : 3, "e_name" : "manish", "e_email" : "m@gmail.com", "e_city" : "mehsana", "e_salary" : 10000 }</text:p>
      <text:p text:style-name="P35">{ "e_id" : 2, "e_name" : "manisha", "e_email" : "m@gmail.com", "e_city" : "jaipur", "e_salary" : 30000 }</text:p>
      <text:p text:style-name="P35"/>
      <text:p text:style-name="P35"><text:soft-page-break/>40. <text:span text:style-name="T40">DISPLAY THE NAME OF THE EMPLOYEE ALONG WITH THEIR ANNUAL SALARY.</text:span></text:p>
      <text:p text:style-name="P35">&gt; db.employee.aggregate([{$project:{e_name:1,total:{$multiply:["$e_salary",12]}}}])</text:p>
      <text:p text:style-name="P35">{ "_id" : ObjectId("61cc06f1b1135fb10a8d8391"), "e_name" : "anjani", "total" : 240000 }</text:p>
      <text:p text:style-name="P35">{ "_id" : ObjectId("61cc0708b1135fb10a8d8392"), "e_name" : "manisha", "total" : 360000 }</text:p>
      <text:p text:style-name="P35">{ "_id" : ObjectId("61cc071db1135fb10a8d8393"), "e_name" : "manish", "total" : 120000 }</text:p>
      <text:p text:style-name="P35"/>
      <text:p text:style-name="P43"><text:span text:style-name="T46">4</text:span>1. <text:span text:style-name="T42">FIND OUT THE LENGTH OF YOUR NAME USING APPROPRIATE FUNCTION.</text:span></text:p>
      <text:p text:style-name="P43">&gt; db.admin.aggregate([{$project:{"a_name":1,"length":{$strLenCP:"$a_name"}}}])</text:p>
      <text:p text:style-name="P43">{ "_id" : ObjectId("61cbec88f1bcd3f56bde1689"), "a_name" : "anjani", "length" : 6 }</text:p>
      <text:p text:style-name="P43">{ "_id" : ObjectId("61cbeca2f1bcd3f56bde168a"), "a_name" : "rakhi", "length" : 5 }</text:p>
      <text:p text:style-name="P43">{ "_id" : ObjectId("61cbecb4f1bcd3f56bde168b"), "a_name" : "lokesh", "length" : 6 }</text:p>
      <text:p text:style-name="P43">{ "_id" : ObjectId("61cbecc4f1bcd3f56bde168c"), "a_name" : "nikhil", "length" : 6 }</text:p>
      <text:p text:style-name="P43">{ "_id" : ObjectId("61cbecd6f1bcd3f56bde168d"), "a_name" : "mansi", "length" : 5 }</text:p>
      <text:p text:style-name="P43">{ "_id" : ObjectId("61cbecebf1bcd3f56bde168e"), "a_name" : "mahi", "length" : 4 }</text:p>
      <text:p text:style-name="P43">{ "_id" : ObjectId("61cbed03f1bcd3f56bde168f"), "a_name" : "nikesh", "length" : 6 }</text:p>
      <text:p text:style-name="P43">{ "_id" : ObjectId("61cbed11f1bcd3f56bde1690"), "a_name" : "vikas", "length" : 5 }</text:p>
      <text:p text:style-name="P43">{ "_id" : ObjectId("61cbed20f1bcd3f56bde1691"), "a_name" : "jitesh", "length" : 6 }</text:p>
      <text:p text:style-name="P43">{ "_id" : ObjectId("61cbed32f1bcd3f56bde1692"), "a_name" : "himanshu", "length" : 8 }</text:p>
      <text:p text:style-name="P43"/>
      <text:p text:style-name="P44"><text:span text:style-name="T46">4</text:span>2. DISPLAY THE NAME OF EMPLOYEE IN LOWERCASE.</text:p>
      <text:p text:style-name="P44">&gt; db.employee.aggregate([{$project:{'_id':0,e_name:{$toLower:"$e_name"}}}])</text:p>
      <text:p text:style-name="P44">{ "e_name" : "anjani" }</text:p>
      <text:p text:style-name="P44">{ "e_name" : "manisha" }</text:p>
      <text:p text:style-name="P44">{ "e_name" : "manish" }</text:p>
      <text:p text:style-name="P44"/>
      <text:p text:style-name="P45"><text:span text:style-name="T46">4</text:span><text:span text:style-name="T41">3. DISPLAY THE NAME OF EMPLOYEE IN UPPERCASE.</text:span></text:p>
      <text:p text:style-name="P45">&gt; db.employee.aggregate([{$project:{'_id':0,e_name:{$toUpper:"$e_name"}}}])</text:p>
      <text:p text:style-name="P45">{ "e_name" : "ANJANI" }</text:p>
      <text:p text:style-name="P45">{ "e_name" : "MANISHA" }</text:p>
      <text:p text:style-name="P45">{ "e_name" : "MANISH" }</text:p>
      <text:p text:style-name="P45"/>
      <text:p text:style-name="P46"><text:span text:style-name="T46">4</text:span>4. DISPLAY THE NAME OF EMPLOYEE CONCATENATE WITH EMP EMAIL.</text:p>
      <text:p text:style-name="P46">&gt; db.employee.aggregate([{$project:{'_id':0,itemDescription:{$concat:["$e_name","-","$e_email"]}}}])</text:p>
      <text:p text:style-name="P46">{ "itemDescription" : "anjani-a@gmail.com" }</text:p>
      <text:p text:style-name="P46">{ "itemDescription" : "manisha-m@gmail.com" }</text:p>
      <text:p text:style-name="P46">{ "itemDescription" : "manish-m@gmail.com" }</text:p>
      <text:p text:style-name="P46"/>
      <text:p text:style-name="P67"><text:span text:style-name="T64">45. </text:span><text:span text:style-name="T63">DISPLAY THE LIST OF EMPLOYEES WHO HAVE JOINED THE COMPANY BEFORE 30TH JUNE 90 OR AFTER 31ST DEC 90.</text:span></text:p>
      <text:p text:style-name="P67">&gt; db.payment.find({date:{$gt:-2020,$lt:-2030}},{_id:0,type:1,date:1})</text:p>
      <text:p text:style-name="P47"/>
      <text:p text:style-name="P49"><text:span text:style-name="T46">4</text:span>6. <text:span text:style-name="T46">GET FIRST 3 CHARACTER FROM EMPLOYEE NAME.</text:span></text:p>
      <text:p text:style-name="P49">&gt; db.employee.aggregate([{$project:{Name: { $substr: [ "$e_name", 0, 3]}}}])</text:p>
      <text:p text:style-name="P49">{ "_id" : ObjectId("61cc06f1b1135fb10a8d8391"), "Name" : "anj" }</text:p>
      <text:p text:style-name="P49">{ "_id" : ObjectId("61cc0708b1135fb10a8d8392"), "Name" : "man" }</text:p>
      <text:p text:style-name="P49">{ "_id" : ObjectId("61cc071db1135fb10a8d8393"), "Name" : "man" }</text:p>
      <text:p text:style-name="P49"><text:s text:c="2"/></text:p>
      <text:p text:style-name="P51"><text:span text:style-name="T47">4</text:span>7. <text:span text:style-name="T47">GET 2ND TO 5TH CHARACTER FROM EMPLOYEE NAME.</text:span></text:p>
      <text:p text:style-name="P51">&gt; db.employee.aggregate([{$project:{Name: { $substr: [ "$e_name", 1, 3]}}}])</text:p>
      <text:p text:style-name="P51">{ "_id" : ObjectId("61cc06f1b1135fb10a8d8391"), "Name" : "nja" }</text:p>
      <text:p text:style-name="P51">{ "_id" : ObjectId("61cc0708b1135fb10a8d8392"), "Name" : "ani" }</text:p>
      <text:p text:style-name="P51"><text:soft-page-break/>{ "_id" : ObjectId("61cc071db1135fb10a8d8393"), "Name" : "ani" }</text:p>
      <text:p text:style-name="P51"/>
      <text:p text:style-name="P53">48. <text:span text:style-name="T48">CONVERT STRING DATE INTO ISOFORMAT.</text:span></text:p>
      <text:p text:style-name="P53">&gt; {$year:{date:new Date("Jan 21,2021")}}</text:p>
      <text:p text:style-name="P53">ISODate("2021-01-20T18:30:00Z")</text:p>
      <text:p text:style-name="P53"/>
      <text:p text:style-name="P55"><text:span text:style-name="T49">49. </text:span><text:span text:style-name="T50">SORT THE </text:span><text:span text:style-name="T51">CUSTOMERS</text:span><text:span text:style-name="T50"> BY DECENDING ORDER AND DISPLAY ONLY LAST 3 RECORDS.</text:span></text:p>
      <text:p text:style-name="P54">&gt; db.customers.find().sort({c_fname:-1}).limit(3)</text:p>
      <text:p text:style-name="P54">{ "_id" : ObjectId("61cac2b1ebd892bc24647674"), "c_id" : 9, "c_fname" : "riya", "c_lname" : "thakor", "c_city" : "ahmedabad", "c_phone" : 7645896698 }</text:p>
      <text:p text:style-name="P54">{ "_id" : ObjectId("61cac1ddebd892bc2464766f"), "c_id" : 5, "c_fname" : "rajvi", "c_lname" : "rathod", "c_city" : "mehsana", "c_phone" : 999999 }</text:p>
      <text:p text:style-name="P54">{ "_id" : ObjectId("61cac271ebd892bc24647672"), "c_id" : 7, "c_fname" : "nishant", "c_lname" : "singh", "c_city" : "surat", "c_phone" : 89896698 }</text:p>
      <text:p text:style-name="P54"/>
      <text:p text:style-name="P56">50. FIND SUM OF SALARY OF ALL EMPLOYEE WITH SAME LEAVE.</text:p>
      <text:p text:style-name="P56">&gt; db.employee.aggregate([{$group:{_id:"$e_city",salary_sum:{$sum:"$e_salary"}}}])</text:p>
      <text:p text:style-name="P56">{ "_id" : "mehsana", "salary_sum" : 10000 }</text:p>
      <text:p text:style-name="P56">{ "_id" : "jaipur", "salary_sum" : 30000 }</text:p>
      <text:p text:style-name="P56">{ "_id" : "ahmedabad", "salary_sum" : 41000 }</text:p>
      <text:p text:style-name="P56"/>
      <text:p text:style-name="P57">51. CREATE A COPY OF EMPLOYEE TABLE.</text:p>
      <text:p text:style-name="P58"><text:span text:style-name="T52">db.</text:span><text:span text:style-name="T53">admin</text:span><text:span text:style-name="T52">.copyTo("</text:span><text:span text:style-name="T53">admin</text:span><text:span text:style-name="T52">data")</text:span></text:p>
      <text:p text:style-name="P58">db.admindata.find()</text:p>
      <text:p text:style-name="P58">{ "_id" : ObjectId("61cbec88f1bcd3f56bde1689"), "a_id" : 1, "a_name" : "anjani", "a_gender" : "female", "a_email" : "a@gmail.com", "a_pwd" : "a123" }</text:p>
      <text:p text:style-name="P58">{ "_id" : ObjectId("61cbeca2f1bcd3f56bde168a"), "a_id" : 2, "a_name" : "rakhi", "a_gender" : "female", "a_email" : "r@gmail.com", "a_pwd" : "r123" }</text:p>
      <text:p text:style-name="P58">{ "_id" : ObjectId("61cbecb4f1bcd3f56bde168b"), "a_id" : 3, "a_name" : "lokesh", "a_gender" : "male", "a_email" : "l@gmail.com", "a_pwd" : "l123" }</text:p>
      <text:p text:style-name="P58">{ "_id" : ObjectId("61cbecc4f1bcd3f56bde168c"), "a_id" : 4, "a_name" : "nikhil", "a_gender" : "male", "a_email" : "n@gmail.com", "a_pwd" : "n123" }</text:p>
      <text:p text:style-name="P58">{ "_id" : ObjectId("61cbecd6f1bcd3f56bde168d"), "a_id" : 5, "a_name" : "mansi", "a_gender" : "female", "a_email" : "m@gmail.com", "a_pwd" : "m123" }</text:p>
      <text:p text:style-name="P58">{ "_id" : ObjectId("61cbecebf1bcd3f56bde168e"), "a_id" : 6, "a_name" : "mahi", "a_gender" : "female", "a_email" : "mahi@gmail.com", "a_pwd" : "m123" }</text:p>
      <text:p text:style-name="P58">{ "_id" : ObjectId("61cbed03f1bcd3f56bde168f"), "a_id" : 7, "a_name" : "nikesh", "a_gender" : "male", "a_email" : "nikesh@gmail.com", "a_pwd" : "n123" }</text:p>
      <text:p text:style-name="P58">{ "_id" : ObjectId("61cbed11f1bcd3f56bde1690"), "a_id" : 8, "a_name" : "vikas", "a_gender" : "male", "a_email" : "vikas@gmail.com", "a_pwd" : "v123" }</text:p>
      <text:p text:style-name="P58">{ "_id" : ObjectId("61cbed20f1bcd3f56bde1691"), "a_id" : 9, "a_name" : "jitesh", "a_gender" : "male", "a_email" : "jitesh@gmail.com", "a_pwd" : "j123" }</text:p>
      <text:p text:style-name="P58">{ "_id" : ObjectId("61cbed32f1bcd3f56bde1692"), "a_id" : 10, "a_name" : "himanshu", "a_gender" : "male", "a_email" : "himanshu@gmail.com", "a_pwd" : "h123" }</text:p>
      <text:p text:style-name="P58"/>
      <text:p text:style-name="P59">52. <text:span text:style-name="T54">DISPLAY THE DETAILS OF EMPLOYEE WHO EARN SALARY IN EVEN.</text:span></text:p>
      <text:p text:style-name="P59">&gt; db.employee.find({e_salary:{$mod:[2,0]}})</text:p>
      <text:p text:style-name="P59">{ "_id" : ObjectId("61cc06f1b1135fb10a8d8391"), "e_id" : 1, "e_name" : "anjani", "e_email" : "a@gmail.com", "e_city" : "ahmedabad", "e_salary" : 20000 }</text:p>
      <text:p text:style-name="P59">{ "_id" : ObjectId("61cc0708b1135fb10a8d8392"), "e_id" : 2, "e_name" : "manisha", "e_email" : "m@gmail.com", "e_city" : "jaipur", "e_salary" : 30000 }</text:p>
      <text:p text:style-name="P59"><text:soft-page-break/>{ "_id" : ObjectId("61cc071db1135fb10a8d8393"), "e_id" : 3, "e_name" : "manish", "e_email" : "m@gmail.com", "e_city" : "mehsana", "e_salary" : 10000 }</text:p>
      <text:p text:style-name="P59">{ "_id" : ObjectId("61cd687f65da428dd20b82c6"), "e_id" : 4, "e_name" : "mina", "e_email" : "m@gmail.com", "e_city" : "ahmedabad", "e_salary" : 21000 }</text:p>
      <text:p text:style-name="P59"/>
      <text:p text:style-name="P60">53. <text:span text:style-name="T55">FIND SUM OF SALARY OF ALL EMPLOYEE WITH SAME NAME WHERE SALARY </text:span><text:span text:style-name="T56">GREATER THAN </text:span><text:span text:style-name="T55">20000.</text:span></text:p>
      <text:p text:style-name="P60">&gt; db.employee.aggregate([{$match:{e_salary:{$gt:20000}}},{$group:{_id:"$e_name",salary_sum:{$sum:"$e_salary"}}}])</text:p>
      <text:p text:style-name="P60">{ "_id" : "mina", "salary_sum" : 21000 }</text:p>
      <text:p text:style-name="P60">{ "_id" : "manisha", "salary_sum" : 30000 }</text:p>
      <text:p text:style-name="P60"/>
      <text:p text:style-name="P61">54. <text:span text:style-name="T56">THE CITY NAME MUST START WITH LETTER “</text:span><text:span text:style-name="T57">J</text:span><text:span text:style-name="T56">”.</text:span></text:p>
      <text:p text:style-name="P61">&gt; db.employee.find({e_city: { $regex: 'j.*'} } ).pretty();</text:p>
      <text:p text:style-name="P61">{</text:p>
      <text:p text:style-name="P61"><text:tab/>"_id" : ObjectId("61cc0708b1135fb10a8d8392"),</text:p>
      <text:p text:style-name="P61"><text:tab/>"e_id" : 2,</text:p>
      <text:p text:style-name="P61"><text:tab/>"e_name" : "manisha",</text:p>
      <text:p text:style-name="P61"><text:tab/>"e_email" : "m@gmail.com",</text:p>
      <text:p text:style-name="P61"><text:tab/>"e_city" : "jaipur",</text:p>
      <text:p text:style-name="P61"><text:tab/>"e_salary" : 30000</text:p>
      <text:p text:style-name="P61">}</text:p>
      <text:p text:style-name="P61"/>
      <text:p text:style-name="P62">55. <text:span text:style-name="T58">DELETE THE ADMINDATA TABLE.</text:span></text:p>
      <text:p text:style-name="P62">&gt; db.admindata.drop()</text:p>
      <text:p text:style-name="P62">true</text:p>
      <text:p text:style-name="P62"/>
      <text:p text:style-name="P63">56. <text:span text:style-name="T60">DISPLAY THE EMPLOYEE DETAILS WHOSE SALARY BETWEEN 20000 TO 30000.</text:span></text:p>
      <text:p text:style-name="P63">&gt; db.employee.find({e_salary:{$gt:20000,$lte:30000}})</text:p>
      <text:p text:style-name="P63">{ "_id" : ObjectId("61cc0708b1135fb10a8d8392"), "e_id" : 2, "e_name" : "manisha", "e_email" : "m@gmail.com", "e_city" : "jaipur", "e_salary" : 30000 }</text:p>
      <text:p text:style-name="P63">{ "_id" : ObjectId("61cd687f65da428dd20b82c6"), "e_id" : 4, "e_name" : "mina", "e_email" : "m@gmail.com", "e_city" : "ahmedabad", "e_salary" : 21000 }</text:p>
      <text:p text:style-name="P63"/>
      <text:p text:style-name="P64">57. <text:span text:style-name="T61">DISPLAY THE TOTAL NUMBER OF ROWS IN ADMIN TABLE.</text:span></text:p>
      <text:p text:style-name="P64">&gt; db.admin.find().count()</text:p>
      <text:p text:style-name="P64">10</text:p>
      <text:p text:style-name="P64"/>
      <text:p text:style-name="P64">58. <text:span text:style-name="T62">DISPLAY ALL THE DOCUMENT WHICH ARE PRESENT IN COLLECTIONS.</text:span></text:p>
      <text:p text:style-name="P65">&gt; db.employee.find({e_name:"anjani"}).forEach(printjson);</text:p>
      <text:p text:style-name="P65">{</text:p>
      <text:p text:style-name="P65"><text:tab/>"_id" : ObjectId("61cc06f1b1135fb10a8d8391"),</text:p>
      <text:p text:style-name="P65"><text:tab/>"e_id" : 1,</text:p>
      <text:p text:style-name="P65"><text:tab/>"e_name" : "anjani",</text:p>
      <text:p text:style-name="P65"><text:tab/>"e_email" : "a@gmail.com",</text:p>
      <text:p text:style-name="P65"><text:tab/>"e_city" : "ahmedabad",</text:p>
      <text:p text:style-name="P65"><text:tab/>"e_salary" : 20000</text:p>
      <text:p text:style-name="P65">}</text:p>
      <text:p text:style-name="P65"/>
      <text:p text:style-name="P66"><text:span text:style-name="T59">59. </text:span><text:span text:style-name="T43">DISPLAY ALL EMPLOYEES WITH THERE DEPT NAME.</text:span></text:p>
      <text:p text:style-name="P48">&gt; db.faculty.aggregate([{$project:{'_id':0,Employee:{$concat:["$d_name","-","$f_dept"]}}}])</text:p>
      <text:p text:style-name="P48">{ "Employee" : "nishit-it" }</text:p>
      <text:p text:style-name="P48"><text:soft-page-break/>{ "Employee" : "rahul-it" }</text:p>
      <text:p text:style-name="P48">{ "Employee" : "kajal-ce" }</text:p>
      <text:p text:style-name="P48">{ "Employee" : "radha-ce" }</text:p>
      <text:p text:style-name="P48">{ "Employee" : "kahan-civil" }</text:p>
      <text:p text:style-name="P48">{ "Employee" : "kanan-ec" }</text:p>
      <text:p text:style-name="P48">{ "Employee" : "moin-ec" }</text:p>
      <text:p text:style-name="P48">{ "Employee" : "nidhi-ec" }</text:p>
      <text:p text:style-name="P48">{ "Employee" : "nita-comp" }</text:p>
      <text:p text:style-name="P48">{ "Employee" : "anita-comp" }</text:p>
      <text:p text:style-name="P48"/>
      <text:p text:style-name="P66"><text:span text:style-name="T59">60. </text:span><text:span text:style-name="T64">DISPLAY ALL ROWS FROM PAYMENT TABLE.</text:span></text:p>
      <text:p text:style-name="P66">&gt; db.payment.find().pretty()</text:p>
      <text:p text:style-name="P66">{</text:p>
      <text:p text:style-name="P66"><text:tab/>"_id" : ObjectId("61cd3ab265da428dd20b82c0"),</text:p>
      <text:p text:style-name="P66"><text:tab/>"p_id" : 1,</text:p>
      <text:p text:style-name="P66"><text:tab/>"type" : "cod",</text:p>
      <text:p text:style-name="P66"><text:tab/>"amt" : 20000,</text:p>
      <text:p text:style-name="P66"><text:tab/>"status" : "pending",</text:p>
      <text:p text:style-name="P66"><text:tab/>"date" : -2011</text:p>
      <text:p text:style-name="P66">}</text:p>
      <text:p text:style-name="P66">{</text:p>
      <text:p text:style-name="P66"><text:tab/>"_id" : ObjectId("61cd3abd65da428dd20b82c1"),</text:p>
      <text:p text:style-name="P66"><text:tab/>"p_id" : 2,</text:p>
      <text:p text:style-name="P66"><text:tab/>"type" : "cod",</text:p>
      <text:p text:style-name="P66"><text:tab/>"amt" : 2000,</text:p>
      <text:p text:style-name="P66"><text:tab/>"status" : "pending",</text:p>
      <text:p text:style-name="P66"><text:tab/>"date" : -2012</text:p>
      <text:p text:style-name="P66">}</text:p>
      <text:p text:style-name="P66">{</text:p>
      <text:p text:style-name="P66"><text:tab/>"_id" : ObjectId("61cd3ad465da428dd20b82c2"),</text:p>
      <text:p text:style-name="P66"><text:tab/>"p_id" : 3,</text:p>
      <text:p text:style-name="P66"><text:tab/>"type" : "online",</text:p>
      <text:p text:style-name="P66"><text:tab/>"amt" : 500,</text:p>
      <text:p text:style-name="P66"><text:tab/>"status" : "pass",</text:p>
      <text:p text:style-name="P66"><text:tab/>"date" : -2002</text:p>
      <text:p text:style-name="P66">}</text:p>
      <text:p text:style-name="P66">{</text:p>
      <text:p text:style-name="P66"><text:tab/>"_id" : ObjectId("61cd3b0465da428dd20b82c3"),</text:p>
      <text:p text:style-name="P66"><text:tab/>"p_id" : 4,</text:p>
      <text:p text:style-name="P66"><text:tab/>"type" : "netbanking",</text:p>
      <text:p text:style-name="P66"><text:tab/>"amt" : 500,</text:p>
      <text:p text:style-name="P66"><text:tab/>"status" : "pending",</text:p>
      <text:p text:style-name="P66"><text:tab/>"date" : -2002</text:p>
      <text:p text:style-name="P66">}</text:p>
      <text:p text:style-name="P66">{</text:p>
      <text:p text:style-name="P66"><text:tab/>"_id" : ObjectId("61cd3bf865da428dd20b82c4"),</text:p>
      <text:p text:style-name="P66"><text:tab/>"p_id" : 5,</text:p>
      <text:p text:style-name="P66"><text:tab/>"type" : "netbanking",</text:p>
      <text:p text:style-name="P66"><text:tab/>"amt" : 500,</text:p>
      <text:p text:style-name="P66"><text:tab/>"status" : "pending",</text:p>
      <text:p text:style-name="P66"><text:tab/>"date" : 0.0005654909168021488</text:p>
      <text:p text:style-name="P66">}</text:p>
      <text:p text:style-name="P66"><text:soft-page-break/>{</text:p>
      <text:p text:style-name="P66"><text:tab/>"_id" : ObjectId("61cd3c8965da428dd20b82c5"),</text:p>
      <text:p text:style-name="P66"><text:tab/>"p_id" : 6,</text:p>
      <text:p text:style-name="P66"><text:tab/>"type" : "netbanking",</text:p>
      <text:p text:style-name="P66"><text:tab/>"amt" : 500,</text:p>
      <text:p text:style-name="P66"><text:tab/>"status" : "pending",</text:p>
      <text:p text:style-name="P66"><text:tab/>"date" : "8/7/2021"</text:p>
      <text:p text:style-name="P66">}</text:p>
      <text:p text:style-name="P66"/>
      <text:p text:style-name="P64"/>
      <text:p text:style-name="P68"/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2:03:20.508936930</meta:creation-date>
    <meta:generator>LibreOffice/6.4.7.2$Linux_X86_64 LibreOffice_project/40$Build-2</meta:generator>
    <dc:date>2021-12-30T15:36:05.544634014</dc:date>
    <meta:editing-duration>PT5H28M7S</meta:editing-duration>
    <meta:editing-cycles>149</meta:editing-cycles>
    <meta:document-statistic meta:table-count="0" meta:image-count="0" meta:object-count="0" meta:page-count="13" meta:paragraph-count="400" meta:word-count="3674" meta:character-count="28091" meta:non-whitespace-character-count="24754"/>
  </office:meta>
</office:document-meta>
</file>